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5cm" draw:marker-end-width="0.5cm" draw:fill-color="#cc9966" draw:textarea-horizontal-align="justify" draw:textarea-vertical-align="middle" draw:auto-grow-height="false" fo:min-height="0.718cm" fo:min-width="0.08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ffff" draw:marker-start-width="0.5cm" draw:marker-end-width="0.5cm" draw:fill="solid" draw:fill-color="#993366" draw:fill-hatch-solid="false" draw:textarea-horizontal-align="justify" draw:textarea-vertical-align="middle" draw:auto-grow-height="false" fo:min-height="6.285cm" fo:min-width="3.927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ffff" draw:marker-start-width="0.5cm" draw:marker-end-width="0.5cm" draw:fill-color="#cc9966" draw:textarea-horizontal-align="justify" draw:textarea-vertical-align="middle" draw:auto-grow-height="false" fo:min-height="10.147cm" fo:min-width="0.393cm" fo:padding-top="0.225cm" fo:padding-bottom="0.225cm" fo:padding-left="0.35cm" fo:padding-right="0.35cm" draw:shadow="hidden"/>
    </style:style>
    <style:style style:name="gr4" style:family="graphic" style:parent-style-name="standard">
      <style:graphic-properties svg:stroke-width="0.1cm" svg:stroke-color="#ffffff" draw:marker-start-width="0.5cm" draw:marker-end-width="0.5cm" draw:fill-color="#579d1c" draw:textarea-horizontal-align="justify" draw:textarea-vertical-align="middle" draw:auto-grow-height="false" fo:min-height="5.206cm" fo:min-width="0.32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color="#ffffff" draw:fill-color="#461900" draw:textarea-horizontal-align="justify" draw:textarea-vertical-align="middle" draw:auto-grow-height="false" fo:min-height="1.802cm" fo:min-width="4.852cm" draw:shadow="hidden"/>
    </style:style>
    <style:style style:name="gr6" style:family="graphic" style:parent-style-name="standard">
      <style:graphic-properties svg:stroke-width="0.1cm" svg:stroke-color="#ffffff" draw:marker-start-width="0.5cm" draw:marker-end-width="0.5cm" draw:fill-color="#579d1c" draw:textarea-horizontal-align="justify" draw:textarea-vertical-align="middle" draw:auto-grow-height="false" fo:min-height="5.586cm" fo:min-width="0.70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ffffff" draw:marker-start-width="0.5cm" draw:marker-end-width="0.5cm" draw:fill="solid" draw:fill-color="#579d1c" draw:fill-hatch-solid="false" draw:textarea-horizontal-align="justify" draw:textarea-vertical-align="middle" draw:auto-grow-height="false" fo:min-height="10.86cm" fo:min-width="6.71cm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none" draw:fill-color="#cc3300" draw:textarea-horizontal-align="justify" draw:textarea-vertical-align="middle" draw:auto-grow-height="false" fo:min-height="0.35cm" fo:min-width="15.7cm"/>
    </style:style>
    <style:style style:name="gr9" style:family="graphic" style:parent-style-name="standard">
      <style:graphic-properties draw:stroke="none" draw:fill-color="#cc3300" draw:textarea-horizontal-align="justify" draw:textarea-vertical-align="middle" draw:auto-grow-height="false" fo:min-height="20.95cm" fo:min-width="0.3cm"/>
    </style:style>
    <style:style style:name="gr10" style:family="graphic" style:parent-style-name="standard">
      <style:graphic-properties draw:stroke="none" draw:fill-color="#cc3300" draw:textarea-horizontal-align="justify" draw:textarea-vertical-align="middle" draw:auto-grow-height="false" fo:min-height="0.45cm" fo:min-width="8cm"/>
    </style:style>
    <style:style style:name="gr11" style:family="graphic" style:parent-style-name="objectwithoutfill">
      <style:graphic-properties svg:stroke-width="0.6cm" svg:stroke-color="#cc3300" draw:marker-start-width="2cm" draw:marker-end-width="2cm" draw:fill="none" draw:textarea-vertical-align="middle" fo:padding-top="0.425cm" fo:padding-bottom="0.425cm" fo:padding-left="0.55cm" fo:padding-right="0.55cm"/>
    </style:style>
    <style:style style:name="gr12" style:family="graphic" style:parent-style-name="objectwithoutfill">
      <style:graphic-properties svg:stroke-width="0.3cm" svg:stroke-color="#ff950e" draw:marker-start-width="1.1cm" draw:marker-end-width="1.1cm" draw:fill="none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svg:stroke-width="0.1cm" svg:stroke-color="#ffffff" draw:marker-start-width="0.5cm" draw:marker-end-width="0.5cm" draw:fill="solid" draw:fill-color="#cc9966" draw:textarea-horizontal-align="justify" draw:textarea-vertical-align="middle" draw:auto-grow-height="false" fo:min-height="2.21cm" fo:min-width="2.027cm" fo:padding-top="0.175cm" fo:padding-bottom="0.175cm" fo:padding-left="0.3cm" fo:padding-right="0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13cm" fo:min-width="0cm"/>
    </style:style>
    <style:style style:name="gr15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045cm" fo:min-width="0cm"/>
    </style:style>
    <style:style style:name="P1" style:family="paragraph">
      <loext:graphic-properties draw:fill-color="#cc9966"/>
      <style:paragraph-properties fo:text-align="center"/>
    </style:style>
    <style:style style:name="P2" style:family="paragraph">
      <loext:graphic-properties draw:fill="solid" draw:fill-color="#993366" draw:fill-hatch-solid="false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-color="#461900"/>
      <style:paragraph-properties fo:text-align="center"/>
    </style:style>
    <style:style style:name="P5" style:family="paragraph">
      <loext:graphic-properties draw:fill="solid" draw:fill-color="#579d1c" draw:fill-hatch-solid="false"/>
      <style:paragraph-properties fo:text-align="center"/>
    </style:style>
    <style:style style:name="P6" style:family="paragraph">
      <loext:graphic-properties draw:fill-color="#cc3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cc9966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81cm" svg:height="1.068cm" svg:x="10.718cm" svg:y="11.3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15cm" svg:height="7.123cm" svg:x="8.583cm" svg:y="12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1" draw:layer="layout" svg:width="3.74cm" svg:height="5.808cm" svg:x="13.013cm" svg:y="12.248cm" svg:viewBox="0 0 3741 5809" svg:d="M222 42l4-2c191-97 483-10 584 173l2541 4630 130-56c84-36 208 8 246 89s-8 199-93 236l-109 48 27 48c100 183 10 463-181 560l-4 1c-191 97-483 10-583-173l-2742-4995c-101-184-11-463 180-559z">
          <text:p/>
        </draw:path>
        <draw:path draw:style-name="gr3" draw:text-style-name="P1" draw:layer="layout" svg:width="3.74cm" svg:height="5.808cm" svg:x="5.4cm" svg:y="12.307cm" svg:viewBox="0 0 3741 5809" svg:d="M3518 42l-4-2c-191-97-482-10-583 173l-2542 4630-129-56c-85-36-208 8-246 89-39 81 8 199 92 236l110 48-27 48c-101 183-10 463 181 560l4 1c191 97 482 10 583-173l2742-4995c101-184 10-463-181-559z">
          <text:p/>
        </draw:path>
        <draw:g>
          <draw:custom-shape draw:style-name="gr4" draw:text-style-name="P3" draw:layer="layout" svg:width="1.3cm" svg:height="5.936cm" svg:x="12.15cm" svg:y="18.26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" draw:text-style-name="P4" draw:layer="layout" svg:width="2.785cm" svg:height="0.889cm" svg:x="12.149cm" svg:y="23.61cm" svg:viewBox="0 0 2786 890" svg:d="M0 890v-890h1888c449 0 898 430 898 861 0 9 0 19-1 29z">
            <text:p/>
          </draw:path>
        </draw:g>
        <draw:g>
          <draw:custom-shape draw:style-name="gr6" draw:text-style-name="P3" draw:layer="layout" svg:width="1.302cm" svg:height="5.936cm" svg:x="8.662cm" svg:y="18.253cm">
            <text:p/>
            <draw:enhanced-geometry svg:viewBox="0 0 21600 21600" draw:path-stretchpoint-x="10800" draw:path-stretchpoint-y="10800" draw:text-areas="?f3 ?f4 ?f5 ?f6" draw:mirror-horizontal="tru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" draw:text-style-name="P4" draw:layer="layout" svg:width="2.785cm" svg:height="0.889cm" svg:x="7.177cm" svg:y="23.594cm" svg:viewBox="0 0 2786 890" svg:d="M2786 890v-890h-1888c-449 0-898 430-898 861 0 9 0 19 1 29z">
            <text:p/>
          </draw:path>
        </draw:g>
        <draw:path draw:style-name="gr7" draw:text-style-name="P5" draw:layer="layout" svg:width="5.013cm" svg:height="1.78cm" svg:x="8.583cm" svg:y="17.436cm" svg:viewBox="0 0 5014 1781" svg:d="M5014 0v979c0 401-418 802-836 802h-3342c-418 0-836-401-836-802v-979z">
          <text:p/>
        </draw:path>
        <draw:custom-shape draw:style-name="gr8" draw:text-style-name="P6" draw:layer="layout" svg:width="16.2cm" svg:height="0.6cm" svg:x="2.6cm" svg:y="26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8cm" svg:height="21.2cm" svg:x="3.3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.5cm" svg:height="0.7cm" svg:x="4cm" svg:y="5.044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3.9cm" svg:y1="7.8cm" svg:x2="6.9cm" svg:y2="5.4cm">
          <text:p/>
        </draw:line>
        <draw:path draw:style-name="gr12" draw:text-style-name="P7" draw:layer="layout" svg:width="6.167cm" svg:height="4.734cm" draw:transform="rotate (-0.982794901798007) translate (11.5cm 5cm)" svg:viewBox="0 0 6168 4735" svg:d="M5545 3350c1281-479 211 675 78 999-248 607-1678 491-750-296 310-263 1464-1508 875-94-264 635-1137 290-1671-32-631-380-883-960-1000-1545-158-795-1138-588-1641-944-467-331-358-1310-1020-1161l-416-277">
          <text:p/>
        </draw:path>
        <draw:g>
          <draw:custom-shape draw:style-name="gr13" draw:text-style-name="P8" draw:layer="layout" svg:width="3.715cm" svg:height="3.62cm" svg:x="9.201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371cm" svg:height="0.653cm" svg:x="11.492cm" svg:y="8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371cm" svg:height="0.655cm" svg:x="10.255cm" svg:y="8.9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7" draw:layer="layout" svg:width="0.809cm" svg:height="0.584cm" draw:transform="skewX (-0.0356047167406842) rotate (-2.53823233117535) translate (11.567766529676cm 10.6298475036314cm)" svg:viewBox="0 0 810 585" svg:d="M0 23c546-131 887 331 796 562">
            <text:p/>
          </draw:path>
          <draw:custom-shape draw:style-name="gr16" draw:text-style-name="P10" draw:layer="layout" svg:width="0.249cm" svg:height="0.415cm" svg:x="11.553cm" svg:y="9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0.248cm" svg:height="0.415cm" svg:x="10.316cm" svg:y="9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4:01:39.414169813</meta:creation-date>
    <dc:date>2017-04-21T15:15:42.526090793</dc:date>
    <meta:editing-duration>PT32M29S</meta:editing-duration>
    <meta:editing-cycles>6</meta:editing-cycles>
    <meta:generator>LibreOffice/5.1.6.2$Linux_X86_64 LibreOffice_project/10m0$Build-2</meta:generator>
    <meta:document-statistic meta:object-count="23"/>
  </office:meta>
</office:document-meta>
</file>